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nalisisDeOfertas" style:family="table" style:master-page-name="">
      <style:table-properties style:width="27.102cm" style:page-number="auto" table:align="margins"/>
    </style:style>
    <style:style style:name="AnalisisDeOfertas.A" style:family="table-column">
      <style:table-column-properties style:column-width="4.516cm" style:rel-column-width="2428*"/>
    </style:style>
    <style:style style:name="AnalisisDeOfertas.C" style:family="table-column">
      <style:table-column-properties style:column-width="4.519cm" style:rel-column-width="2429*"/>
    </style:style>
    <style:style style:name="AnalisisDeOfertas.1" style:family="table-row">
      <style:table-row-properties style:min-row-height="1.005cm"/>
    </style:style>
    <style:style style:name="AnalisisDeOfertas.A1" style:family="table-cell">
      <style:table-cell-properties style:vertical-align="middle" fo:padding="0.049cm" fo:border-left="0.05pt solid #333333" fo:border-right="none" fo:border-top="0.05pt solid #333333" fo:border-bottom="1.5pt double-thin #333333" style:writing-mode="page"/>
    </style:style>
    <style:style style:name="AnalisisDeOfertas.B1" style:family="table-cell">
      <style:table-cell-properties style:vertical-align="middle" fo:padding="0.049cm" fo:border-left="1.5pt double-thin #333333" fo:border-right="none" fo:border-top="0.05pt solid #333333" fo:border-bottom="1.5pt double-thin #333333" style:writing-mode="page"/>
    </style:style>
    <style:style style:name="AnalisisDeOfertas.F1" style:family="table-cell">
      <style:table-cell-properties style:vertical-align="middle" fo:padding="0.049cm" fo:border-left="1.5pt double-thin #333333" fo:border-right="1.5pt solid #333333" fo:border-top="0.05pt solid #333333" fo:border-bottom="1.5pt double-thin #333333" style:writing-mode="page"/>
    </style:style>
    <style:style style:name="AnalisisDeOfertas.A2" style:family="table-cell">
      <style:table-cell-properties style:vertical-align="middle" fo:padding="0.049cm" fo:border-left="0.05pt solid #333333" fo:border-right="none" fo:border-top="none" fo:border-bottom="1.5pt double-thin #333333" style:writing-mode="page"/>
    </style:style>
    <style:style style:name="AnalisisDeOfertas.B2" style:family="table-cell">
      <style:table-cell-properties style:vertical-align="middle" fo:padding="0.049cm" fo:border-left="1.5pt double-thin #333333" fo:border-right="none" fo:border-top="none" fo:border-bottom="1.5pt double-thin #333333" style:writing-mode="page"/>
    </style:style>
    <style:style style:name="AnalisisDeOfertas.F2" style:family="table-cell">
      <style:table-cell-properties style:vertical-align="middle" fo:padding="0.049cm" fo:border-left="1.5pt double-thin #333333" fo:border-right="1.5pt solid #333333" fo:border-top="none" fo:border-bottom="1.5pt double-thin #333333" style:writing-mode="page"/>
    </style:style>
    <style:style style:name="AnalisisDeOfertas.3" style:family="table-row">
      <style:table-row-properties style:min-row-height="0.9cm"/>
    </style:style>
    <style:style style:name="AnalisisDeOfertas.5" style:family="table-row">
      <style:table-row-properties style:min-row-height="0.979cm"/>
    </style:style>
    <style:style style:name="AnalisisDeOfertas.7" style:family="table-row">
      <style:table-row-properties style:min-row-height="4.413cm"/>
    </style:style>
    <style:style style:name="AnalisisDeOfertas.A7" style:family="table-cell">
      <style:table-cell-properties style:vertical-align="middle" fo:padding="0.049cm" fo:border-left="0.05pt solid #333333" fo:border-right="none" fo:border-top="none" fo:border-bottom="0.05pt solid #333333" style:writing-mode="page"/>
    </style:style>
    <style:style style:name="AnalisisDeOfertas.B7" style:family="table-cell">
      <style:table-cell-properties style:vertical-align="" fo:padding="0.049cm" fo:border-left="1.5pt double-thin #333333" fo:border-right="none" fo:border-top="none" fo:border-bottom="0.05pt solid #333333" style:writing-mode="page"/>
    </style:style>
    <style:style style:name="AnalisisDeOfertas.F7" style:family="table-cell">
      <style:table-cell-properties style:vertical-align="" fo:padding="0.049cm" fo:border-left="1.5pt double-thin #333333" fo:border-right="1.5pt solid #333333" fo:border-top="none" fo:border-bottom="0.05pt solid #333333" style:writing-mode="page"/>
    </style:style>
    <style:style style:name="Table1" style:family="table" style:master-page-name="">
      <style:table-properties style:width="27.102cm" style:page-number="auto" table:align="margins"/>
    </style:style>
    <style:style style:name="Table1.A" style:family="table-column">
      <style:table-column-properties style:column-width="4.516cm" style:rel-column-width="2560*"/>
    </style:style>
    <style:style style:name="Table1.C" style:family="table-column">
      <style:table-column-properties style:column-width="4.519cm" style:rel-column-width="2562*"/>
    </style:style>
    <style:style style:name="Table1.E" style:family="table-column">
      <style:table-column-properties style:column-width="4.517cm" style:rel-column-width="2561*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padding="0.049cm" fo:border-left="0.05pt solid #333333" fo:border-right="none" fo:border-top="0.05pt solid #333333" fo:border-bottom="1.5pt double-thin #333333" style:writing-mode="page"/>
    </style:style>
    <style:style style:name="Table1.B1" style:family="table-cell">
      <style:table-cell-properties style:vertical-align="middle" fo:padding="0.049cm" fo:border-left="1.5pt double-thin #333333" fo:border-right="none" fo:border-top="0.05pt solid #333333" fo:border-bottom="1.5pt double-thin #333333" style:writing-mode="page"/>
    </style:style>
    <style:style style:name="Table1.F1" style:family="table-cell">
      <style:table-cell-properties style:vertical-align="middle" fo:padding="0.049cm" fo:border-left="1.5pt double-thin #333333" fo:border-right="1.5pt solid #333333" fo:border-top="0.05pt solid #333333" fo:border-bottom="1.5pt double-thin #333333" style:writing-mode="page"/>
    </style:style>
    <style:style style:name="Table1.A2" style:family="table-cell">
      <style:table-cell-properties style:vertical-align="middle" fo:padding="0.049cm" fo:border-left="0.05pt solid #333333" fo:border-right="none" fo:border-top="none" fo:border-bottom="1.5pt double-thin #333333" style:writing-mode="page"/>
    </style:style>
    <style:style style:name="Table1.B2" style:family="table-cell">
      <style:table-cell-properties style:vertical-align="middle" fo:padding="0.049cm" fo:border-left="1.5pt double-thin #333333" fo:border-right="none" fo:border-top="none" fo:border-bottom="1.5pt double-thin #333333" style:writing-mode="page"/>
    </style:style>
    <style:style style:name="Table1.F2" style:family="table-cell">
      <style:table-cell-properties style:vertical-align="middle" fo:padding="0.049cm" fo:border-left="1.5pt double-thin #333333" fo:border-right="1.5pt solid #333333" fo:border-top="none" fo:border-bottom="1.5pt double-thin #333333" style:writing-mode="page"/>
    </style:style>
    <style:style style:name="Table1.3" style:family="table-row">
      <style:table-row-properties style:min-row-height="0.9cm"/>
    </style:style>
    <style:style style:name="Table1.5" style:family="table-row">
      <style:table-row-properties style:min-row-height="0.979cm"/>
    </style:style>
    <style:style style:name="Table1.7" style:family="table-row">
      <style:table-row-properties style:min-row-height="4.413cm"/>
    </style:style>
    <style:style style:name="Table1.A7" style:family="table-cell">
      <style:table-cell-properties style:vertical-align="middle" fo:padding="0.049cm" fo:border-left="0.05pt solid #333333" fo:border-right="none" fo:border-top="none" fo:border-bottom="0.05pt solid #333333" style:writing-mode="page"/>
    </style:style>
    <style:style style:name="Table1.B7" style:family="table-cell">
      <style:table-cell-properties style:vertical-align="" fo:padding="0.049cm" fo:border-left="1.5pt double-thin #333333" fo:border-right="none" fo:border-top="none" fo:border-bottom="0.05pt solid #333333" style:writing-mode="page"/>
    </style:style>
    <style:style style:name="Table1.F7" style:family="table-cell">
      <style:table-cell-properties style:vertical-align="" fo:padding="0.049cm" fo:border-left="1.5pt double-thin #333333" fo:border-right="1.5pt solid #333333" fo:border-top="none" fo:border-bottom="0.05pt solid #333333" style:writing-mode="page"/>
    </style:style>
    <style:style style:name="P1" style:family="paragraph" style:parent-style-name="Standard">
      <style:text-properties officeooo:paragraph-rsid="0011c07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623df" officeooo:paragraph-rsid="002623d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623df" officeooo:paragraph-rsid="002b0264" style:font-weight-asian="bold" style:font-weight-complex="bold"/>
    </style:style>
    <style:style style:name="P4" style:family="paragraph" style:parent-style-name="Standard">
      <style:text-properties officeooo:paragraph-rsid="002b0264"/>
    </style:style>
    <style:style style:name="P5" style:family="paragraph" style:parent-style-name="Standard">
      <style:text-properties officeooo:rsid="002c6a03" officeooo:paragraph-rsid="002c6a03"/>
    </style:style>
    <style:style style:name="P6" style:family="paragraph" style:parent-style-name="Table_20_Contents">
      <loext:graphic-properties draw:fill="none" draw:fill-color="#729fcf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Arial" fo:font-size="10pt" fo:font-weight="bold" officeooo:rsid="0011f3a7" officeooo:paragraph-rsid="0011f3a7" style:font-size-asian="10pt" style:font-weight-asian="bold" style:font-size-complex="10pt" style:font-weight-complex="bold"/>
    </style:style>
    <style:style style:name="P7" style:family="paragraph" style:parent-style-name="Table_20_Contents">
      <loext:graphic-properties draw:fill="none" draw:fill-color="#729fcf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Arial" fo:font-size="10pt" fo:font-weight="bold" officeooo:rsid="0011f3a7" officeooo:paragraph-rsid="002b0264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37101" officeooo:paragraph-rsid="0013710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37101" officeooo:paragraph-rsid="002b0264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officeooo:rsid="0014b802" officeooo:paragraph-rsid="0014b802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689b3" officeooo:paragraph-rsid="001689b3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689b3" officeooo:paragraph-rsid="002b0264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6d7c6" officeooo:paragraph-rsid="0016d7c6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82aa1" officeooo:paragraph-rsid="00182aa1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82aa1" officeooo:paragraph-rsid="002b0264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670" officeooo:paragraph-rsid="001b167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670" officeooo:paragraph-rsid="002b026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c2fa1" officeooo:paragraph-rsid="001c2fa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c2fa1" officeooo:paragraph-rsid="002b0264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1cb13c" officeooo:paragraph-rsid="001cb13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cb13c" officeooo:paragraph-rsid="002b026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dab7b" officeooo:paragraph-rsid="001dab7b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dab7b" officeooo:paragraph-rsid="002b026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e10e4" officeooo:paragraph-rsid="001e10e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e10e4" officeooo:paragraph-rsid="002b026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f80fa" officeooo:paragraph-rsid="001f80fa" style:font-size-asian="10pt" style:font-weight-asian="bold" style:font-size-complex="10pt" style:font-weight-complex="bold"/>
    </style:style>
    <style:style style:name="P27" style:family="paragraph" style:parent-style-name="Table_20_Contents">
      <loext:graphic-properties draw:fill="none"/>
      <style:paragraph-properties fo:margin-left="0.199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style:font-name="Arial" fo:font-size="10pt" fo:font-weight="bold" officeooo:rsid="00216b4e" officeooo:paragraph-rsid="00216b4e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84690" officeooo:paragraph-rsid="00284690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84690" officeooo:paragraph-rsid="002b0264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a87f4" officeooo:paragraph-rsid="002a87f4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2a87f4" officeooo:paragraph-rsid="002b0264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a9fde" officeooo:paragraph-rsid="002a9fde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2a9fde" officeooo:paragraph-rsid="002b0264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3643" officeooo:paragraph-rsid="002b364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d726" officeooo:paragraph-rsid="002bd726" style:font-size-asian="10pt" style:font-weight-asian="bold" style:font-size-complex="10pt" style:font-weight-complex="bold"/>
    </style:style>
    <style:style style:name="T1" style:family="text">
      <style:text-properties officeooo:rsid="0014b802"/>
    </style:style>
    <style:style style:name="T2" style:family="text">
      <style:text-properties officeooo:rsid="0015071b"/>
    </style:style>
    <style:style style:name="T3" style:family="text">
      <style:text-properties officeooo:rsid="0016d7c6"/>
    </style:style>
    <style:style style:name="T4" style:family="text">
      <style:text-properties officeooo:rsid="001b1670"/>
    </style:style>
    <style:style style:name="T5" style:family="text">
      <style:text-properties officeooo:rsid="002b36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fertas Infojobs:</text:p>
      <text:p text:style-name="P1"/>
      <table:table table:name="AnalisisDeOfertas" table:style-name="AnalisisDeOfertas">
        <table:table-column table:style-name="AnalisisDeOfertas.A" table:number-columns-repeated="2"/>
        <table:table-column table:style-name="AnalisisDeOfertas.C"/>
        <table:table-column table:style-name="AnalisisDeOfertas.A" table:number-columns-repeated="2"/>
        <table:table-column table:style-name="AnalisisDeOfertas.C"/>
        <table:table-row table:style-name="AnalisisDeOfertas.1">
          <table:table-cell table:style-name="AnalisisDeOfertas.A1" office:value-type="string">
            <text:p text:style-name="P6">ANALISIS DE OFERTAS</text:p>
          </table:table-cell>
          <table:table-cell table:style-name="AnalisisDeOfertas.B1" office:value-type="string">
            <text:p text:style-name="P8">Oferta 1: <text:span text:style-name="T1">NET developer</text:span></text:p>
          </table:table-cell>
          <table:table-cell table:style-name="AnalisisDeOfertas.B1" office:value-type="string">
            <text:p text:style-name="P14">Oferta 2: <text:span text:style-name="T4">Junior Java Developer</text:span></text:p>
          </table:table-cell>
          <table:table-cell table:style-name="AnalisisDeOfertas.B1" office:value-type="string">
            <text:p text:style-name="P24">Oferta 3: Java Developer</text:p>
          </table:table-cell>
          <table:table-cell table:style-name="AnalisisDeOfertas.B1" office:value-type="string">
            <text:p text:style-name="P28">Oferta 4: Programador/a PHP con Laravel</text:p>
          </table:table-cell>
          <table:table-cell table:style-name="AnalisisDeOfertas.F1" office:value-type="string">
            <text:p text:style-name="P30">Full Stack Developer</text:p>
          </table:table-cell>
        </table:table-row>
        <table:table-row table:style-name="AnalisisDeOfertas.1">
          <table:table-cell table:style-name="AnalisisDeOfertas.A2" office:value-type="string">
            <text:p text:style-name="P8">A- Tipo de contrato</text:p>
          </table:table-cell>
          <table:table-cell table:style-name="AnalisisDeOfertas.B2" office:value-type="string">
            <text:p text:style-name="P10">Indefinido</text:p>
          </table:table-cell>
          <table:table-cell table:style-name="AnalisisDeOfertas.B2" office:value-type="string">
            <text:p text:style-name="P16">Indefinido</text:p>
          </table:table-cell>
          <table:table-cell table:style-name="AnalisisDeOfertas.B2" office:value-type="string">
            <text:p text:style-name="P24">Indefinido</text:p>
          </table:table-cell>
          <table:table-cell table:style-name="AnalisisDeOfertas.B2" office:value-type="string">
            <text:p text:style-name="P28">Autónomo</text:p>
          </table:table-cell>
          <table:table-cell table:style-name="AnalisisDeOfertas.F2" office:value-type="string">
            <text:p text:style-name="P30">Indefinido</text:p>
          </table:table-cell>
        </table:table-row>
        <table:table-row table:style-name="AnalisisDeOfertas.3">
          <table:table-cell table:style-name="AnalisisDeOfertas.A2" office:value-type="string">
            <text:p text:style-name="P8">B- Salario</text:p>
          </table:table-cell>
          <table:table-cell table:style-name="AnalisisDeOfertas.B2" office:value-type="string">
            <text:p text:style-name="P10">26.000 – 29.000€ Bruto/año</text:p>
          </table:table-cell>
          <table:table-cell table:style-name="AnalisisDeOfertas.B2" office:value-type="string">
            <text:p text:style-name="P16">23.000 – 27.000€</text:p>
            <text:p text:style-name="P16">Bruto/año</text:p>
          </table:table-cell>
          <table:table-cell table:style-name="AnalisisDeOfertas.B2" office:value-type="string">
            <text:p text:style-name="P24">30.000 – 36.000€ Bruto/año</text:p>
          </table:table-cell>
          <table:table-cell table:style-name="AnalisisDeOfertas.B2" office:value-type="string">
            <text:p text:style-name="P28">30.000 – 45.000€ Bruto/año</text:p>
          </table:table-cell>
          <table:table-cell table:style-name="AnalisisDeOfertas.F2" office:value-type="string">
            <text:p text:style-name="P30">36.000 – 45.000€ Bruto/año</text:p>
          </table:table-cell>
        </table:table-row>
        <table:table-row table:style-name="AnalisisDeOfertas.3">
          <table:table-cell table:style-name="AnalisisDeOfertas.A2" office:value-type="string">
            <text:p text:style-name="P8">C- Jornada</text:p>
          </table:table-cell>
          <table:table-cell table:style-name="AnalisisDeOfertas.B2" office:value-type="string">
            <text:p text:style-name="P10">Jornada completa</text:p>
          </table:table-cell>
          <table:table-cell table:style-name="AnalisisDeOfertas.B2" office:value-type="string">
            <text:p text:style-name="P18">Jornada completa</text:p>
          </table:table-cell>
          <table:table-cell table:style-name="AnalisisDeOfertas.B2" office:value-type="string">
            <text:p text:style-name="P24">Jornada completa</text:p>
          </table:table-cell>
          <table:table-cell table:style-name="AnalisisDeOfertas.B2" office:value-type="string">
            <text:p text:style-name="P28">Jornada completa</text:p>
          </table:table-cell>
          <table:table-cell table:style-name="AnalisisDeOfertas.F2" office:value-type="string">
            <text:p text:style-name="P30">Jornada completa</text:p>
          </table:table-cell>
        </table:table-row>
        <table:table-row table:style-name="AnalisisDeOfertas.5">
          <table:table-cell table:style-name="AnalisisDeOfertas.A2" office:value-type="string">
            <text:p text:style-name="P8">D- Tipo de puesto de trabajo</text:p>
          </table:table-cell>
          <table:table-cell table:style-name="AnalisisDeOfertas.B2" office:value-type="string">
            <text:p text:style-name="P10"><text:span text:style-name="T2">Desarrollador </text:span><text:span text:style-name="T3">Backend</text:span></text:p>
          </table:table-cell>
          <table:table-cell table:style-name="AnalisisDeOfertas.B2" office:value-type="string">
            <text:p text:style-name="P22">Junior Java Developer</text:p>
          </table:table-cell>
          <table:table-cell table:style-name="AnalisisDeOfertas.B2" office:value-type="string">
            <text:p text:style-name="P24">Java Developer</text:p>
          </table:table-cell>
          <table:table-cell table:style-name="AnalisisDeOfertas.B2" office:value-type="string">
            <text:p text:style-name="P28">Frontend Developer</text:p>
          </table:table-cell>
          <table:table-cell table:style-name="AnalisisDeOfertas.F2" office:value-type="string">
            <text:p text:style-name="P30">Full Stack Developer</text:p>
          </table:table-cell>
        </table:table-row>
        <table:table-row table:style-name="AnalisisDeOfertas.5">
          <table:table-cell table:style-name="AnalisisDeOfertas.A2" office:value-type="string">
            <text:p text:style-name="P11">Modalidad</text:p>
          </table:table-cell>
          <table:table-cell table:style-name="AnalisisDeOfertas.B2" office:value-type="string">
            <text:p text:style-name="P11">Solo teletrabajo</text:p>
          </table:table-cell>
          <table:table-cell table:style-name="AnalisisDeOfertas.B2" office:value-type="string">
            <text:p text:style-name="P18">Solo teletrabajo</text:p>
          </table:table-cell>
          <table:table-cell table:style-name="AnalisisDeOfertas.B2" office:value-type="string">
            <text:p text:style-name="P24">Solo teletrabajo</text:p>
          </table:table-cell>
          <table:table-cell table:style-name="AnalisisDeOfertas.B2" office:value-type="string">
            <text:p text:style-name="P28">Solo teletrabajo</text:p>
          </table:table-cell>
          <table:table-cell table:style-name="AnalisisDeOfertas.F2" office:value-type="string">
            <text:p text:style-name="P32">Híbrido</text:p>
          </table:table-cell>
        </table:table-row>
        <table:table-row table:style-name="AnalisisDeOfertas.7">
          <table:table-cell table:style-name="AnalisisDeOfertas.A7" office:value-type="string">
            <text:p text:style-name="P8">E- Requisitos</text:p>
          </table:table-cell>
          <table:table-cell table:style-name="AnalisisDeOfertas.B7" office:value-type="string">
            <text:p text:style-name="P11">Experiencia mínima: </text:p>
            <text:p text:style-name="P11">3 años</text:p>
            <text:p text:style-name="P13">Estudios mínimos:</text:p>
            <text:p text:style-name="P13">CFGS</text:p>
            <text:p text:style-name="P13">Conocimientos necesarios:</text:p>
            <text:p text:style-name="P13">.NET C# Visual Studio swap</text:p>
          </table:table-cell>
          <table:table-cell table:style-name="AnalisisDeOfertas.B7" office:value-type="string">
            <text:p text:style-name="P18">Experiencia mínima:</text:p>
            <text:p text:style-name="P18">1 año</text:p>
            <text:p text:style-name="P18">Estudios mínimos:</text:p>
            <text:p text:style-name="P18">CFGS – Informática y Comunicaciones</text:p>
            <text:p text:style-name="P18">Idiomas requeridos:</text:p>
            <text:p text:style-name="P18">Español – Nativo o Bilingüe</text:p>
            <text:p text:style-name="P20">Conocimientos necesarios:</text:p>
            <text:p text:style-name="P20">Java SQL Spring boot JUnit</text:p>
          </table:table-cell>
          <table:table-cell table:style-name="AnalisisDeOfertas.B7" office:value-type="string">
            <text:p text:style-name="P24">Experiencia mínima:</text:p>
            <text:p text:style-name="P24">2 años</text:p>
            <text:p text:style-name="P24">Estudios mínimos:</text:p>
            <text:p text:style-name="P24">CFGS</text:p>
            <text:p text:style-name="P26">Imprescindible residente en Provincia Vacante (Madrid)</text:p>
            <text:p text:style-name="P26">Conocimientos necesarios:</text:p>
            <text:p text:style-name="P27">Java (8 o más) Spring Framework (Boot, MVC) Valorable: Git, Maven, Sonar, etc.</text:p>
            <text:p text:style-name="P27">Valorable: Contenedores Docker o Kebernetes</text:p>
            <text:p text:style-name="P24"/>
          </table:table-cell>
          <table:table-cell table:style-name="AnalisisDeOfertas.B7" office:value-type="string">
            <text:p text:style-name="P28">Experiencia mínima:</text:p>
            <text:p text:style-name="P28">2 años</text:p>
            <text:p text:style-name="P28">Estudios mínimos:</text:p>
            <text:p text:style-name="P28">CFGS</text:p>
            <text:p text:style-name="P28">Conocimientos necesarios: </text:p>
            <text:p text:style-name="P28">PHP Laravel MySQL Test-driven Develoment (TDD)</text:p>
            <text:p text:style-name="P28">Requisitos mínimos:</text:p>
            <text:p text:style-name="P28">Ex. &gt; 4 años con Angular y Typescript</text:p>
            <text:p text:style-name="P28">Ex. en Prog. Ori. Obj.</text:p>
            <text:p text:style-name="P28">Dominio metodologías modernas desarrollo CSS</text:p>
            <text:p text:style-name="P28">Metod. Ágiles Scrum y Kanban</text:p>
            <text:p text:style-name="P28">Ex.Patrones de desarrollo</text:p>
          </table:table-cell>
          <table:table-cell table:style-name="AnalisisDeOfertas.F7" office:value-type="string">
            <text:p text:style-name="P32">Experiencia mínima:</text:p>
            <text:p text:style-name="P32">2 años</text:p>
            <text:p text:style-name="P32">Estudios mínimos:</text:p>
            <text:p text:style-name="P32">CFGS</text:p>
            <text:p text:style-name="P32">Imprescindible residente en Provincia Puesto Vacante</text:p>
            <text:p text:style-name="P32">Requisitos mínimos:</text:p>
            <text:p text:style-name="P32">Java (8 o más) Spring Framework (Boot, MVC)</text:p>
            <text:p text:style-name="P32">Des. Web (Angular &gt;=7, TS, JSP)</text:p>
            <text:p text:style-name="P32">Valorable: Eclipse, Git, Maven, Postman, etc.</text:p>
          </table:table-cell>
        </table:table-row>
      </table:table>
      <text:p text:style-name="P1"/>
      <text:p text:style-name="P1"><text:a xlink:type="simple" xlink:href="https://www.infojobs.net/madrid/net-developer-100-teletrabajo/of-i8e1c771f7c4fae890783e9089e19e0" text:style-name="Internet_20_link" text:visited-style-name="Visited_20_Internet_20_Link">https://www.infojobs.net/madrid/net-developer-100-teletrabajo/of-i8e1c771f7c4fae890783e9089e19e0</text:a> </text:p>
      <text:p text:style-name="P1"/>
      <text:p text:style-name="P1"><text:a xlink:type="simple" xlink:href="https://www.infojobs.net/castelldefels/junior-java-developer-4-dias-semana-100-remoto/of-i4eb4af79104e85a09c82759ff56f5f" text:style-name="Internet_20_link" text:visited-style-name="Visited_20_Internet_20_Link">https://www.infojobs.net/castelldefels/junior-java-developer-4-dias-semana-100-remoto/of-i4eb4af79104e85a09c82759ff56f5f</text:a> </text:p>
      <text:p text:style-name="P1"/>
      <text:p text:style-name="P1"><text:a xlink:type="simple" xlink:href="https://www.infojobs.net/madrid/java-developer/of-i725759f7e8403a942906f242a45ab6" text:style-name="Internet_20_link" text:visited-style-name="Visited_20_Internet_20_Link">https://www.infojobs.net/madrid/java-developer/of-i725759f7e8403a942906f242a45ab6</text:a> </text:p>
      <text:p text:style-name="P1"/>
      <text:p text:style-name="P1"><text:a xlink:type="simple" xlink:href="https://www.infojobs.net/valencia/programador-php-con-laravel-100-remoto/of-i04aaf915924ef987fe0aaf7c938354" text:style-name="Internet_20_link" text:visited-style-name="Visited_20_Internet_20_Link">https://www.infojobs.net/valencia/programador-php-con-laravel-100-remoto/of-i04aaf915924ef987fe0aaf7c938354</text:a> </text:p>
      <text:p text:style-name="P1"/>
      <text:p text:style-name="P1"><text:a xlink:type="simple" xlink:href="https://www.infojobs.net/madrid/full-stack-developer/of-ic7da531496451cb99c29f291e7361f" text:style-name="Internet_20_link" text:visited-style-name="Visited_20_Internet_20_Link">https://www.infojobs.net/madrid/full-stack-developer/of-ic7da531496451cb99c29f291e7361f</text:a> </text:p>
      <text:p text:style-name="P3"><text:soft-page-break/>Ofertas <text:span text:style-name="T5">Linkedin</text:span>: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column table:style-name="Table1.C"/>
        <table:table-row table:style-name="Table1.1">
          <table:table-cell table:style-name="Table1.A1" office:value-type="string">
            <text:p text:style-name="P7">ANALISIS DE OFERTAS</text:p>
          </table:table-cell>
          <table:table-cell table:style-name="Table1.B1" office:value-type="string">
            <text:p text:style-name="P34">Oferta 1: Programador Fullstack (Java+Angular) – Proyecto internacional</text:p>
          </table:table-cell>
          <table:table-cell table:style-name="Table1.B1" office:value-type="string">
            <text:p text:style-name="P15"/>
          </table:table-cell>
          <table:table-cell table:style-name="Table1.B1" office:value-type="string">
            <text:p text:style-name="P25"/>
          </table:table-cell>
          <table:table-cell table:style-name="Table1.B1" office:value-type="string">
            <text:p text:style-name="P29"/>
          </table:table-cell>
          <table:table-cell table:style-name="Table1.F1" office:value-type="string">
            <text:p text:style-name="P31"/>
          </table:table-cell>
        </table:table-row>
        <table:table-row table:style-name="Table1.1">
          <table:table-cell table:style-name="Table1.A2" office:value-type="string">
            <text:p text:style-name="P9">A- Tipo de contrato</text:p>
          </table:table-cell>
          <table:table-cell table:style-name="Table1.B2" office:value-type="string">
            <text:p text:style-name="P34">Indefinido</text:p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9"/>
          </table:table-cell>
          <table:table-cell table:style-name="Table1.F2" office:value-type="string">
            <text:p text:style-name="P31"/>
          </table:table-cell>
        </table:table-row>
        <table:table-row table:style-name="Table1.3">
          <table:table-cell table:style-name="Table1.A2" office:value-type="string">
            <text:p text:style-name="P9">B- Salario</text:p>
          </table:table-cell>
          <table:table-cell table:style-name="Table1.B2" office:value-type="string">
            <text:p text:style-name="P34">Indefinido</text:p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9"/>
          </table:table-cell>
          <table:table-cell table:style-name="Table1.F2" office:value-type="string">
            <text:p text:style-name="P31"/>
          </table:table-cell>
        </table:table-row>
        <table:table-row table:style-name="Table1.3">
          <table:table-cell table:style-name="Table1.A2" office:value-type="string">
            <text:p text:style-name="P9">C- Jornada</text:p>
          </table:table-cell>
          <table:table-cell table:style-name="Table1.B2" office:value-type="string">
            <text:p text:style-name="P34">Jornada completa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9"/>
          </table:table-cell>
          <table:table-cell table:style-name="Table1.F2" office:value-type="string">
            <text:p text:style-name="P31"/>
          </table:table-cell>
        </table:table-row>
        <table:table-row table:style-name="Table1.5">
          <table:table-cell table:style-name="Table1.A2" office:value-type="string">
            <text:p text:style-name="P9">D- Tipo de puesto de trabajo</text:p>
          </table:table-cell>
          <table:table-cell table:style-name="Table1.B2" office:value-type="string">
            <text:p text:style-name="P34">Desarrollador Fullstack</text:p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9"/>
          </table:table-cell>
          <table:table-cell table:style-name="Table1.F2" office:value-type="string">
            <text:p text:style-name="P31"/>
          </table:table-cell>
        </table:table-row>
        <table:table-row table:style-name="Table1.5">
          <table:table-cell table:style-name="Table1.A2" office:value-type="string">
            <text:p text:style-name="P12">Modalidad</text:p>
          </table:table-cell>
          <table:table-cell table:style-name="Table1.B2" office:value-type="string">
            <text:p text:style-name="P34">En remoto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9"/>
          </table:table-cell>
          <table:table-cell table:style-name="Table1.F2" office:value-type="string">
            <text:p text:style-name="P33"/>
          </table:table-cell>
        </table:table-row>
        <table:table-row table:style-name="Table1.7">
          <table:table-cell table:style-name="Table1.A7" office:value-type="string">
            <text:p text:style-name="P9">E- Requisitos</text:p>
          </table:table-cell>
          <table:table-cell table:style-name="Table1.B7" office:value-type="string">
            <text:p text:style-name="P34">Experiencia mínima:</text:p>
            <text:p text:style-name="P34">3-4 años en java con Springboot + Angular</text:p>
            <text:p text:style-name="P34">Ex. con metodología AGILE-SCRUM</text:p>
            <text:p text:style-name="P34">Capacidad de trabajo en equipo y habilidades de comunicación</text:p>
            <text:p text:style-name="P35">Valorable: Nivel medio-alto de Inglés y/o Francés</text:p>
          </table:table-cell>
          <table:table-cell table:style-name="Table1.B7" office:value-type="string">
            <text:p text:style-name="P21"/>
          </table:table-cell>
          <table:table-cell table:style-name="Table1.B7" office:value-type="string">
            <text:p text:style-name="P25"/>
          </table:table-cell>
          <table:table-cell table:style-name="Table1.B7" office:value-type="string">
            <text:p text:style-name="P29"/>
          </table:table-cell>
          <table:table-cell table:style-name="Table1.F7" office:value-type="string">
            <text:p text:style-name="P33"/>
          </table:table-cell>
        </table:table-row>
      </table:table>
      <text:p text:style-name="P4"/>
      <text:p text:style-name="P5"><text:a xlink:type="simple" xlink:href="https://www.linkedin.com/jobs/view/3728201747/?eBP=CwEAAAGLUek6fO_LfdLn07F7UA9a1W_J41TLDEzLxMEiCeZkImuMBzcKlaxMA4gKDn8Vxzdg18YNaZCuB1dtc-QLD-UTg72gFeIst1nCKuCyjeFFNOUGidnIM3DiSEIdrSPiU6cHAJJBnpFuHWZIsvI41IaMHMZ4_yys6zjjeKFVZ52ASyOq4-eyvWkoQn8LiFF_g_HaCwTnb_-s8KLtxQIn3V0upOHlZmWxSzGFRTPczc3FxfyxmKNebcRU9GFSJMIsiKCAWpMVpaIStMnFLQ3AcvUSa6GeowGiEVV5vNx5tJT4vF6B1BneugByVzOFwy0mZJrNUNbB71miZ6O9pWZmsYQLJkkF2G9VyleRae6hSH5Phm2JkH7n8bmL2CzZM3BdIJzoCmg1h0UNbr4" text:style-name="Internet_20_link" text:visited-style-name="Visited_20_Internet_20_Link">Programador Full Stack (Java + Angular)</text:a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87cm" fo:margin-bottom="0.718cm" fo:margin-left="1.39cm" fo:margin-right="1.20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1:48:58.979872840</meta:creation-date>
    <dc:date>2023-10-21T13:15:43.753654325</dc:date>
    <meta:editing-duration>PT1H26M31S</meta:editing-duration>
    <meta:editing-cycles>31</meta:editing-cycles>
    <meta:generator>LibreOffice/7.5.7.1$Linux_X86_64 LibreOffice_project/50$Build-1</meta:generator>
    <meta:document-statistic meta:table-count="2" meta:image-count="0" meta:object-count="0" meta:page-count="2" meta:paragraph-count="107" meta:word-count="321" meta:character-count="2729" meta:non-whitespace-character-count="2500"/>
  </office:meta>
</office:document-meta>
</file>